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ttps://www.itl.nist.gov/div898/handbook/pmd/section1/dep/dep144.ht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ermine the distance from each point to the point of estimation 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le the distances by the maximum distance over all points in the local data se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te the weights by evaluating the tricube weight function using the scaled distances. 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ights are used to perform a weighted least squares fit of the local model to the subset of data. 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cal polynomial is used to compute the value of the regression function by evaluating it at the point of estimation.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office:value-type="string" calcext:value-type="string">
            <text:p>x_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scaled distance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wls num</text:p>
          </table:table-cell>
          <table:table-cell office:value-type="string" calcext:value-type="string">
            <text:p>wls den</text:p>
          </table:table-cell>
        </table:table-row>
        <table:table-row table:style-name="ro1">
          <table:table-cell table:number-columns-repeated="2" office:value-type="float" office:value="0.5578196" calcext:value-type="float">
            <text:p>0.5578196</text:p>
          </table:table-cell>
          <table:table-cell office:value-type="float" office:value="18.63654" calcext:value-type="float">
            <text:p>18.63654</text:p>
          </table:table-cell>
          <table:table-cell/>
          <table:table-cell table:formula="of:=[.B13]-[.$A$13]" office:value-type="float" office:value="0" calcext:value-type="float">
            <text:p>0</text:p>
          </table:table-cell>
          <table:table-cell table:formula="of:=[.E13]/[.$E$19]" office:value-type="float" office:value="0" calcext:value-type="float">
            <text:p>0</text:p>
          </table:table-cell>
          <table:table-cell table:formula="of:=(1-ABS([.F13])^3)^3" office:value-type="float" office:value="1" calcext:value-type="float">
            <text:p>1</text:p>
          </table:table-cell>
          <table:table-cell/>
          <table:table-cell table:formula="of:=[.G13]*([.B13]-[.$F$22])*([.C13]-[.$F$23])" office:value-type="float" office:value="117.532650457235" calcext:value-type="float">
            <text:p>117.532650457235</text:p>
          </table:table-cell>
          <table:table-cell table:formula="of:=[.G13]*([.B13]-[.$F$22])^2" office:value-type="float" office:value="1.94474430648758" calcext:value-type="float">
            <text:p>1.94474430648758</text:p>
          </table:table-cell>
        </table:table-row>
        <table:table-row table:style-name="ro1">
          <table:table-cell/>
          <table:table-cell office:value-type="float" office:value="2.0217271" calcext:value-type="float">
            <text:p>2.0217271</text:p>
          </table:table-cell>
          <table:table-cell office:value-type="float" office:value="103.49646" calcext:value-type="float">
            <text:p>103.49646</text:p>
          </table:table-cell>
          <table:table-cell/>
          <table:table-cell table:formula="of:=[.B14]-[.$A$13]" office:value-type="float" office:value="1.4639075" calcext:value-type="float">
            <text:p>1.4639075</text:p>
          </table:table-cell>
          <table:table-cell table:formula="of:=[.E14]/[.$E$19]" office:value-type="float" office:value="0.321769134301713" calcext:value-type="float">
            <text:p>0.321769134301713</text:p>
          </table:table-cell>
          <table:table-cell table:formula="of:=(1-ABS([.F14])^3)^3" office:value-type="float" office:value="0.903349126412034" calcext:value-type="float">
            <text:p>0.903349126412034</text:p>
          </table:table-cell>
          <table:table-cell/>
          <table:table-cell table:formula="of:=[.G14]*([.B14]-[.$F$22])*([.C14]-[.$F$23])" office:value-type="float" office:value="0.0363056743425577" calcext:value-type="float">
            <text:p>0.0363056743425577</text:p>
          </table:table-cell>
          <table:table-cell table:formula="of:=[.G14]*([.B14]-[.$F$22])^2" office:value-type="float" office:value="0.00434666843876993" calcext:value-type="float">
            <text:p>0.00434666843876993</text:p>
          </table:table-cell>
        </table:table-row>
        <table:table-row table:style-name="ro1">
          <table:table-cell/>
          <table:table-cell office:value-type="float" office:value="2.5773252" calcext:value-type="float">
            <text:p>2.5773252</text:p>
          </table:table-cell>
          <table:table-cell office:value-type="float" office:value="150.35391" calcext:value-type="float">
            <text:p>150.35391</text:p>
          </table:table-cell>
          <table:table-cell/>
          <table:table-cell table:formula="of:=[.B15]-[.$A$13]" office:value-type="float" office:value="2.0195056" calcext:value-type="float">
            <text:p>2.0195056</text:p>
          </table:table-cell>
          <table:table-cell table:formula="of:=[.E15]/[.$E$19]" office:value-type="float" office:value="0.443890456623429" calcext:value-type="float">
            <text:p>0.443890456623429</text:p>
          </table:table-cell>
          <table:table-cell table:formula="of:=(1-ABS([.F15])^3)^3" office:value-type="float" office:value="0.759889719959629" calcext:value-type="float">
            <text:p>0.759889719959629</text:p>
          </table:table-cell>
          <table:table-cell/>
          <table:table-cell table:formula="of:=[.G15]*([.B15]-[.$F$22])*([.C15]-[.$F$23])" office:value-type="float" office:value="22.5279555401312" calcext:value-type="float">
            <text:p>22.5279555401312</text:p>
          </table:table-cell>
          <table:table-cell table:formula="of:=[.G15]*([.B15]-[.$F$22])^2" office:value-type="float" office:value="0.29679839787754" calcext:value-type="float">
            <text:p>0.29679839787754</text:p>
          </table:table-cell>
        </table:table-row>
        <table:table-row table:style-name="ro1">
          <table:table-cell/>
          <table:table-cell office:value-type="float" office:value="3.4140288" calcext:value-type="float">
            <text:p>3.4140288</text:p>
          </table:table-cell>
          <table:table-cell office:value-type="float" office:value="190.51031" calcext:value-type="float">
            <text:p>190.51031</text:p>
          </table:table-cell>
          <table:table-cell/>
          <table:table-cell table:formula="of:=[.B16]-[.$A$13]" office:value-type="float" office:value="2.8562092" calcext:value-type="float">
            <text:p>2.8562092</text:p>
          </table:table-cell>
          <table:table-cell table:formula="of:=[.E16]/[.$E$19]" office:value-type="float" office:value="0.627799202933647" calcext:value-type="float">
            <text:p>0.627799202933647</text:p>
          </table:table-cell>
          <table:table-cell table:formula="of:=(1-ABS([.F16])^3)^3" office:value-type="float" office:value="0.426217145591392" calcext:value-type="float">
            <text:p>0.426217145591392</text:p>
          </table:table-cell>
          <table:table-cell/>
          <table:table-cell table:formula="of:=[.G16]*([.B16]-[.$F$22])*([.C16]-[.$F$23])" office:value-type="float" office:value="54.5695434174216" calcext:value-type="float">
            <text:p>54.5695434174216</text:p>
          </table:table-cell>
          <table:table-cell table:formula="of:=[.G16]*([.B16]-[.$F$22])^2" office:value-type="float" office:value="0.910601950176054" calcext:value-type="float">
            <text:p>0.910601950176054</text:p>
          </table:table-cell>
        </table:table-row>
        <table:table-row table:style-name="ro1">
          <table:table-cell/>
          <table:table-cell office:value-type="float" office:value="4.3014084" calcext:value-type="float">
            <text:p>4.3014084</text:p>
          </table:table-cell>
          <table:table-cell office:value-type="float" office:value="208.70115" calcext:value-type="float">
            <text:p>208.70115</text:p>
          </table:table-cell>
          <table:table-cell/>
          <table:table-cell table:formula="of:=[.B17]-[.$A$13]" office:value-type="float" office:value="3.7435888" calcext:value-type="float">
            <text:p>3.7435888</text:p>
          </table:table-cell>
          <table:table-cell table:formula="of:=[.E17]/[.$E$19]" office:value-type="float" office:value="0.822846612478991" calcext:value-type="float">
            <text:p>0.822846612478991</text:p>
          </table:table-cell>
          <table:table-cell table:formula="of:=(1-ABS([.F17])^3)^3" office:value-type="float" office:value="0.086861707831286" calcext:value-type="float">
            <text:p>0.086861707831286</text:p>
          </table:table-cell>
          <table:table-cell/>
          <table:table-cell table:formula="of:=[.G17]*([.B17]-[.$F$22])*([.C17]-[.$F$23])" office:value-type="float" office:value="21.5844276491232" calcext:value-type="float">
            <text:p>21.5844276491232</text:p>
          </table:table-cell>
          <table:table-cell table:formula="of:=[.G17]*([.B17]-[.$F$22])^2" office:value-type="float" office:value="0.479305167623865" calcext:value-type="float">
            <text:p>0.479305167623865</text:p>
          </table:table-cell>
        </table:table-row>
        <table:table-row table:style-name="ro1">
          <table:table-cell/>
          <table:table-cell office:value-type="float" office:value="4.7448394" calcext:value-type="float">
            <text:p>4.7448394</text:p>
          </table:table-cell>
          <table:table-cell office:value-type="float" office:value="213.71135" calcext:value-type="float">
            <text:p>213.71135</text:p>
          </table:table-cell>
          <table:table-cell/>
          <table:table-cell table:formula="of:=[.B18]-[.$A$13]" office:value-type="float" office:value="4.1870198" calcext:value-type="float">
            <text:p>4.1870198</text:p>
          </table:table-cell>
          <table:table-cell table:formula="of:=[.E18]/[.$E$19]" office:value-type="float" office:value="0.920313432611098" calcext:value-type="float">
            <text:p>0.920313432611098</text:p>
          </table:table-cell>
          <table:table-cell table:formula="of:=(1-ABS([.F18])^3)^3" office:value-type="float" office:value="0.0107230787509474" calcext:value-type="float">
            <text:p>0.0107230787509474</text:p>
          </table:table-cell>
          <table:table-cell/>
          <table:table-cell table:formula="of:=[.G18]*([.B18]-[.$F$22])*([.C18]-[.$F$23])" office:value-type="float" office:value="3.31762062875887" calcext:value-type="float">
            <text:p>3.31762062875887</text:p>
          </table:table-cell>
          <table:table-cell table:formula="of:=[.G18]*([.B18]-[.$F$22])^2" office:value-type="float" office:value="0.0836179079609195" calcext:value-type="float">
            <text:p>0.0836179079609195</text:p>
          </table:table-cell>
        </table:table-row>
        <table:table-row table:style-name="ro1">
          <table:table-cell/>
          <table:table-cell office:value-type="float" office:value="5.1073781" calcext:value-type="float">
            <text:p>5.1073781</text:p>
          </table:table-cell>
          <table:table-cell office:value-type="float" office:value="228.49353" calcext:value-type="float">
            <text:p>228.49353</text:p>
          </table:table-cell>
          <table:table-cell office:value-type="string" calcext:value-type="string">
            <text:p>← furthest point in local neighborhood</text:p>
          </table:table-cell>
          <table:table-cell table:formula="of:=[.B19]-[.$A$13]" office:value-type="float" office:value="4.5495585" calcext:value-type="float">
            <text:p>4.5495585</text:p>
          </table:table-cell>
          <table:table-cell table:formula="of:=[.E19]/[.$E$19]" office:value-type="float" office:value="1" calcext:value-type="float">
            <text:p>1</text:p>
          </table:table-cell>
          <table:table-cell table:formula="of:=(1-ABS([.F19])^3)^3" office:value-type="float" office:value="0" calcext:value-type="float">
            <text:p>0</text:p>
          </table:table-cell>
          <table:table-cell/>
          <table:table-cell table:formula="of:=[.G19]*([.B19]-[.$F$22])*([.C19]-[.$F$23])" office:value-type="float" office:value="0" calcext:value-type="float">
            <text:p>0</text:p>
          </table:table-cell>
          <table:table-cell table:formula="of:=[.G19]*([.B19]-[.$F$22])^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an for x</text:p>
          </table:table-cell>
          <table:table-cell table:formula="of:=AVERAGE([.B13:.B19])" office:value-type="float" office:value="3.24636094285714" calcext:value-type="float">
            <text:p>3.24636094285714</text:p>
          </table:table-cell>
          <table:table-cell/>
          <table:table-cell office:value-type="string" calcext:value-type="string">
            <text:p>weighted mean for x</text:p>
          </table:table-cell>
          <table:table-cell/>
          <table:table-cell table:formula="of:=SUMPRODUCT([.B13:.B19];[.G13:.G19])/SUM([.G13:.G19])" office:value-type="float" office:value="1.95236049451962" calcext:value-type="float">
            <text:p>1.95236049451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for y</text:p>
          </table:table-cell>
          <table:table-cell table:formula="of:=AVERAGE([.C13:.C19])" office:value-type="float" office:value="159.129035714286" calcext:value-type="float">
            <text:p>159.129035714286</text:p>
          </table:table-cell>
          <table:table-cell/>
          <table:table-cell office:value-type="string" calcext:value-type="string">
            <text:p>weighted mean for y</text:p>
          </table:table-cell>
          <table:table-cell/>
          <table:table-cell table:formula="of:=SUMPRODUCT([.C13:.C19];[.G13:.G19])/SUM([.G13:.G19])" office:value-type="float" office:value="102.91707341363" calcext:value-type="float">
            <text:p>102.917073413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ula</text:p>
          </table:table-cell>
          <table:table-cell office:value-type="string" calcext:value-type="string">
            <text:p>fun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B23]-[.B26]*[.B22]" office:value-type="float" office:value="13.2438532308291" calcext:value-type="float">
            <text:p>13.2438532308291</text:p>
          </table:table-cell>
          <table:table-cell table:formula="of:=INTERCEPT([.C13:.C19];[.B13:.B19])" office:value-type="float" office:value="13.2438532308291" calcext:value-type="float">
            <text:p>13.2438532308291</text:p>
          </table:table-cell>
          <table:table-cell office:value-type="string" calcext:value-type="string">
            <text:p>intercept</text:p>
          </table:table-cell>
          <table:table-cell/>
          <table:table-cell table:formula="of:=[.F23]-[.F26]*[.F22]" office:value-type="float" office:value="-12.3367880490701" calcext:value-type="float">
            <text:p>-12.3367880490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</text:p>
          </table:table-cell>
          <table:table-cell table:formula="of:=SUMPRODUCT([.B13:.B19]-[.B22]; [.C13:.C19]-[.B23])/SUMPRODUCT([.B13:.B19]-[.B22];[.B13:.B19]-[.B22] )" office:value-type="float" office:value="44.9380660534506" calcext:value-type="float">
            <text:p>44.9380660534506</text:p>
          </table:table-cell>
          <table:table-cell table:formula="of:=SLOPE([.C13:.C19];[.B13:.B19])" office:value-type="float" office:value="44.9380660534506" calcext:value-type="float">
            <text:p>44.9380660534506</text:p>
          </table:table-cell>
          <table:table-cell office:value-type="string" calcext:value-type="string">
            <text:p>slope</text:p>
          </table:table-cell>
          <table:table-cell/>
          <table:table-cell table:formula="of:=SUM([.I13:.I19])/SUM([.J13:.J19])" office:value-type="float" office:value="59.0330842004969" calcext:value-type="float">
            <text:p>59.033084200496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_hat</text:p>
          </table:table-cell>
          <table:table-cell table:formula="of:=[.B25]+[.B26]*[.A13]" office:value-type="float" office:value="38.3111872615386" calcext:value-type="float">
            <text:p>38.3111872615386</text:p>
          </table:table-cell>
          <table:table-cell/>
          <table:table-cell office:value-type="string" calcext:value-type="string">
            <text:p>y_hat</text:p>
          </table:table-cell>
          <table:table-cell/>
          <table:table-cell table:formula="of:=[.F25]+[.F26]*[.A13]" office:value-type="float" office:value="20.5930233664174" calcext:value-type="float">
            <text:p>20.593023366417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6.5411662" calcext:value-type="float">
            <text:p>6.5411662</text:p>
          </table:table-cell>
          <table:table-cell office:value-type="float" office:value="233.55387" calcext:value-type="float">
            <text:p>233.55387</text:p>
          </table:table-cell>
          <table:table-cell/>
          <table:table-cell table:formula="of:=[.B31]-[.$A$13]" office:value-type="float" office:value="5.9833466" calcext:value-type="float">
            <text:p>5.98334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216176" calcext:value-type="float">
            <text:p>6.7216176</text:p>
          </table:table-cell>
          <table:table-cell office:value-type="float" office:value="234.55054" calcext:value-type="float">
            <text:p>234.55054</text:p>
          </table:table-cell>
          <table:table-cell/>
          <table:table-cell table:formula="of:=[.B32]-[.$A$13]" office:value-type="float" office:value="6.163798" calcext:value-type="float">
            <text:p>6.1637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8:49:59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8:15:33.603000000</meta:creation-date>
    <dc:date>2023-10-01T20:01:08.690000000</dc:date>
    <meta:editing-duration>PT1H44M59S</meta:editing-duration>
    <meta:editing-cycles>12</meta:editing-cycles>
    <meta:generator>LibreOffice/7.5.5.2$Windows_X86_64 LibreOffice_project/ca8fe7424262805f223b9a2334bc7181abbcbf5e</meta:generator>
    <meta:document-statistic meta:table-count="1" meta:cell-count="100" meta:object-count="0"/>
  </office:meta>
</office:document-meta>
</file>